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rsid="05735d0c" officeooo:paragraph-rsid="05e44b7f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f4dde2" officeooo:paragraph-rsid="05f4dde2"/>
    </style:style>
    <style:style style:name="P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5f4d5f2"/>
    </style:style>
    <style:style style:name="T5" style:family="text">
      <style:text-properties officeooo:rsid="05f53991"/>
    </style:style>
    <style:style style:name="T6" style:family="text">
      <style:text-properties officeooo:rsid="05f676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מטלה</text:span> <text:span text:style-name="T4">11 - מטבעות קריפטוגרפיים</text:span></text:h>
      <text:p text:style-name="P4">יש לענות על שאלה אחת לבחירתכם. הגשה בזוגות, עד תחילת ההרצאה הבאה.</text:p>
      <text:p text:style-name="P3">שאלה <text:span text:style-name="T2">1: מועדון כריה - mining pool</text:span></text:p>
      <text:p text:style-name="P5">לאחר כמה ניסיונות כושלים לכרות בלוקים של ביטקוין, החלטתם להקים <text:span text:style-name="T3">מועדון כורים</text:span>. פרסמתם מודעה באינטרנט, אספתם כמה כורים והסכמתם לכרות בלוקים ביח<text:span text:style-name="T6">ד. סיכמתם ביניכם, </text:span>שהראשון שיצליח - יתחלק בדמי-הכריה עם כולם.</text:p>
      <text:p text:style-name="P5">התרומות של חברי המועדון לא שוות - לכל אחד יש חומרה אחרת, כל אחד משקיע זמן אחר בכריה וכו'. <text:s/>אתם רוצים לחלק את דמי-הכריה לכורים באופן יחסי לכמות העבודה שכל אחד השקיע.</text:p>
      <text:p text:style-name="P5"><text:span text:style-name="T5">מיצאו אלגוריתם מתוחכם לחישוב </text:span>כמות העבודה שהשקיע כל אחד מהכורים<text:span text:style-name="T5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3T01:49:01.332318959</dc:date>
    <meta:editing-duration>P11DT9H58M6S</meta:editing-duration>
    <meta:editing-cycles>1354</meta:editing-cycles>
    <meta:document-statistic meta:table-count="0" meta:image-count="0" meta:object-count="0" meta:page-count="1" meta:paragraph-count="8" meta:word-count="104" meta:character-count="576" meta:non-whitespace-character-count="479"/>
  </office:meta>
</office:document-meta>
</file>